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val" svg:font-family="Arival" style:font-adornments="Běžné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Arival" fo:font-size="24pt" style:font-name-asian="Courier New" style:font-size-asian="9pt" style:font-name-complex="Courier New" style:font-size-complex="9pt"/>
    </style:style>
    <style:style style:name="P3" style:family="paragraph">
      <style:text-properties style:font-name="Arival" fo:font-size="24pt" style:font-size-asian="9pt" style:font-size-complex="9pt"/>
    </style:style>
    <style:style style:name="T1" style:family="text">
      <style:text-properties style:font-name="Arival" fo:font-size="24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6. 11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ytí ready (testovací data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ány v potaz pouze regiony, které nějaká čtení obsahovaly</text:p>
              </text:list-item>
              <text:list-item>
                <text:p>Průměrně: 7,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istiky (po zabudování SSW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ah truth setu identifikovaný v mém VCF</text:p>
                <text:list>
                  <text:list-item>
                    <text:p>Insertions: 444 / 494 (89 %)</text:p>
                  </text:list-item>
                  <text:list-item>
                    <text:p>Deletions: <text:s/>625 / 660 (94 %)</text:p>
                  </text:list-item>
                  <text:list-item>
                    <text:p>Replaces: <text:s text:c="2"/>18 / 19 (95 %)</text:p>
                  </text:list-item>
                  <text:list-item>
                    <text:p>SNPs: <text:s text:c="6"/>427 / 565 (75 %)</text:p>
                  </text:list-item>
                </text:list>
              </text:list-item>
              <text:list-item>
                <text:p>Obsah mého VCF identifikovaný v truth setu</text:p>
                <text:list>
                  <text:list-item>
                    <text:p>Insertions: 686 / 816 (84 %)</text:p>
                  </text:list-item>
                  <text:list-item>
                    <text:p>Deletions: <text:s/>704 / 1318 (53 %)</text:p>
                  </text:list-item>
                  <text:list-item>
                    <text:p>Replaces: <text:s text:c="2"/>26 / 64 (41 %)</text:p>
                  </text:list-item>
                  <text:list-item>
                    <text:p>SNPs: <text:s text:c="6"/>452 / 1057 (42 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ýstup RTGEVAL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2"><text:span text:style-name="T1">positional</text:span><text:span text:style-name="T1"><text:tab/></text:span><text:span text:style-name="T1">SNP</text:span><text:span text:style-name="T1"><text:tab/></text:span><text:span text:style-name="T1">TP</text:span><text:span text:style-name="T1"><text:tab/></text:span><text:span text:style-name="T1">471 (568)</text:span></text:p>
            <text:p text:style-name="P2"><text:span text:style-name="T1">positional</text:span><text:span text:style-name="T1"><text:tab/></text:span><text:span text:style-name="T1">SNP</text:span><text:span text:style-name="T1"><text:tab/></text:span><text:span text:style-name="T1">FN</text:span><text:span text:style-name="T1"><text:tab/></text:span><text:span text:style-name="T1">97</text:span></text:p>
            <text:p text:style-name="P2"><text:span text:style-name="T1">positional</text:span><text:span text:style-name="T1"><text:tab/></text:span><text:span text:style-name="T1">SNP</text:span><text:span text:style-name="T1"><text:tab/></text:span><text:span text:style-name="T1">FP</text:span><text:span text:style-name="T1"><text:tab/></text:span><text:span text:style-name="T1">711</text:span></text:p>
            <text:p text:style-name="P2"><text:span text:style-name="T1">positional</text:span><text:span text:style-name="T1"><text:tab/></text:span><text:span text:style-name="T1">INDEL</text:span><text:span text:style-name="T1"><text:tab/></text:span><text:span text:style-name="T1">TP</text:span><text:span text:style-name="T1"><text:tab/></text:span><text:span text:style-name="T1">1063 (1170)</text:span></text:p>
            <text:p text:style-name="P2"><text:span text:style-name="T1">positional</text:span><text:span text:style-name="T1"><text:tab/></text:span><text:span text:style-name="T1">INDEL</text:span><text:span text:style-name="T1"><text:tab/></text:span><text:span text:style-name="T1">FN</text:span><text:span text:style-name="T1"><text:tab/></text:span><text:span text:style-name="T1">107</text:span></text:p>
            <text:p text:style-name="P2"><text:span text:style-name="T1">positional</text:span><text:span text:style-name="T1"><text:tab/></text:span><text:span text:style-name="T1">INDEL</text:span><text:span text:style-name="T1"><text:tab/></text:span><text:span text:style-name="T1">FP</text:span><text:span text:style-name="T1"><text:tab/></text:span><text:span text:style-name="T1">64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val" svg:font-family="Arival" style:font-adornments="Běžné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3:51:27.051000000</meta:creation-date>
    <dc:date>2016-11-16T14:40:17.255000000</dc:date>
    <meta:editing-duration>PT48M46S</meta:editing-duration>
    <meta:editing-cycles>10</meta:editing-cycles>
    <meta:generator>LibreOffice/5.1.5.2$Windows_x86 LibreOffice_project/7a864d8825610a8c07cfc3bc01dd4fce6a9447e5</meta:generator>
    <meta:document-statistic meta:object-count="37"/>
  </office:meta>
</office:document-meta>
</file>